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rh6pd newsletter - 11<text:span text:style-name="T1">th</text:span> September 2012</text:h>
      <text:p text:style-name="Text_20_body">The rh6pd aims to produce a comprehensive, end to end demonstration of the Red Hat JBoss portfolio, suitable for demonstrations to potential customers. The 6 products currently are jBPM (Business Processes), Business Rules, Portal, SOA-P, EDS AND JON. A design goal of the project is to build the demo with a storyline that is easily customisable and that is not tied specifically to a vertical. The first iteration will demonstrate the process of a Car Insurance quote. </text:p>
      <text:p text:style-name="Text_20_body">This is the new newsletter for the the Red Hat 6 Products Demo, it's purpose is to deliver a high level update to those that may be interested in the project. </text:p>
      <text:h text:style-name="Heading_20_2" text:outline-level="2">Web based user interface development</text:h>
      <text:p text:style-name="Text_20_body">[paragraph here from ajarrett]</text:p>
      <text:h text:style-name="Heading_20_2" text:outline-level="2">Converting dependencies from community to enterprise (with maven)</text:h>
      <text:p text:style-name="Text_20_body">[jread]</text:p>
      <text:h text:style-name="Heading_20_2" text:outline-level="2">Issues and upcoming requirements</text:h>
      <text:p text:style-name="Text_20_body">[update ticket stats]</text:p>
      <text:p text:style-name="Text_20_body">[we need SOA, EPP guys]</text:p>
      <text:p text:style-name="Text_20_body">After a great deal of planning and preparation and finding our feet, the main developers of the project are getting some of the initial ideas into code. The project has been divided into 6 milestones, where issues represent necessary pieces of work (bugs, enhancements, etc): </text:p>
      <text:p text:style-name="Text_20_body"><text:tab/>Business Processes (3 open issues)</text:p>
      <text:p text:style-name="Text_20_body"><text:tab/>Business Rules (1 open issues)</text:p>
      <text:p text:style-name="Text_20_body"><text:tab/>Portal Integration (5 open issues)</text:p>
      <text:p text:style-name="Text_20_body"><text:tab/>SOA-P (1 open issue)</text:p>
      <text:p text:style-name="Text_20_body"><text:tab/>Data Model (1open issue)</text:p>
      <text:p text:style-name="Text_20_body"><text:tab/>JON (1 open issue)</text:p>
      <text:h text:style-name="Heading_20_2" text:outline-level="2">Useful links and contacts</text:h>
      <text:p text:style-name="Text_20_body">Build system (jenkins) <text:a xlink:type="simple" xlink:href="http://10.33.11.170:8080/job/rh6pd/">http://10.33.11.170:8080/job/rh6pd/</text:a></text:p>
      <text:p text:style-name="Text_20_body"><text:tab/>A continuous integration system that periodically builds the code.</text:p>
      <text:p text:style-name="Text_20_body"/>
      <text:p text:style-name="Text_20_body">GitHub repository (requires membership of RedHatUKI group): <text:a xlink:type="simple" xlink:href="https://github.com/RedHatUKI/rh6pd">https://github.com/RedHatUKI/rh6pd</text:a> </text:p>
      <text:p text:style-name="Text_20_body"><text:tab/>Used to store code, issues and milestones.</text:p>
      <text:p text:style-name="Text_20_body"/>
      <text:p text:style-name="Text_20_body">Document repository on docspace: <text:a xlink:type="simple" xlink:href="https://docspace.corp.redhat.com/community/departments/red_hat_services/regions/emea/uki/projects/6-products-demo?view=documents">https://docspace.corp.redhat.com/community/departments/red_hat_services/regions/emea/uki/projec</text:a><text:a xlink:type="simple" xlink:href="https://docspace.corp.redhat.com/community/departments/red_hat_services/regions/emea/uki/projects/6-products-demo?view=documents">ts/6-products-demo?view=documents</text:a></text:p>
      <text:p text:style-name="Text_20_body"><text:tab/>Used for storing internal documents.</text:p>
      <text:p text:style-name="Text_20_body"><text:soft-page-break/></text:p>
      <text:p text:style-name="Text_20_body">Derek Howlett &lt;<text:a xlink:type="simple" xlink:href="mailto:dhowlett@redhat.com">dhowlett@redhat.com</text:a>&gt; – Overall project lead</text:p>
      <text:p text:style-name="Text_20_body">James Read &lt;<text:a xlink:type="simple" xlink:href="mailto:jread@redhat.com">jread@redhat.com</text:a>&gt; – Development lead</text:p>
      <text:p text:style-name="Text_20_body">Jürgen Hoffmann &lt;<text:a xlink:type="simple" xlink:href="mailto:jhoffmann@redhat.com">jhoffmann@redhat.com</text:a>&gt; - Middleware Collaboration Lab</text:p>
      <text:p text:style-name="Text_20_body">Other contacts - <text:a xlink:type="simple" xlink:href="https://docspace.corp.redhat.com/docs/DOC-111454">https://docspace.corp.redhat.com/docs/DOC-111454</text:a> </text:p>
      <text:p text:style-name="Text_20_body"/>
      <text:p text:style-name="Text_20_body">That's all for now! </text:p>
      <text:p text:style-name="Text_20_body">- James Re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Contents_20_1" style:display-name="Contents 1" style:family="paragraph" style:parent-style-name="Index" style:class="index">
      <style:paragraph-properties fo:margin="100%" fo:margin-left="0in" fo:margin-right="0in" fo:text-indent="0in" style:auto-text-indent="false">
        <style:tab-stops>
          <style:tab-stop style:position="6.692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8-14T15:48:35</meta:creation-date>
    <dc:date>2012-09-11T11:39:12</dc:date>
    <meta:editing-duration>PT21M22S</meta:editing-duration>
    <meta:editing-cycles>3</meta:editing-cycles>
    <meta:generator>LibreOffice/3.5$Linux_X86_64 LibreOffice_project/350m1$Build-2</meta:generator>
    <meta:document-statistic meta:table-count="0" meta:image-count="0" meta:object-count="0" meta:page-count="2" meta:paragraph-count="30" meta:word-count="289" meta:character-count="2083" meta:non-whitespace-character-count="1809"/>
  </office:meta>
</office:document-meta>
</file>